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Text_20_body">
      <style:text-properties officeooo:rsid="0059fbf4" officeooo:paragraph-rsid="0059fbf4"/>
    </style:style>
    <style:style style:name="P41" style:family="paragraph" style:parent-style-name="Text_20_body">
      <style:text-properties officeooo:rsid="005a089f" officeooo:paragraph-rsid="005a089f"/>
    </style:style>
    <style:style style:name="P42" style:family="paragraph" style:parent-style-name="Text_20_body">
      <style:text-properties officeooo:rsid="005ab483" officeooo:paragraph-rsid="005ab483"/>
    </style:style>
    <style:style style:name="P43" style:family="paragraph" style:parent-style-name="Text_20_body">
      <style:text-properties officeooo:rsid="005ac73c" officeooo:paragraph-rsid="005ac73c"/>
    </style:style>
    <style:style style:name="P44" style:family="paragraph" style:parent-style-name="Text_20_body">
      <style:text-properties officeooo:rsid="005b4c84" officeooo:paragraph-rsid="005b4c84"/>
    </style:style>
    <style:style style:name="P45" style:family="paragraph" style:parent-style-name="Text_20_body">
      <style:text-properties officeooo:rsid="005c6c7c" officeooo:paragraph-rsid="005c6c7c"/>
    </style:style>
    <style:style style:name="P46" style:family="paragraph" style:parent-style-name="Text_20_body">
      <style:text-properties officeooo:rsid="005ea91a" officeooo:paragraph-rsid="005ea91a"/>
    </style:style>
    <style:style style:name="P47" style:family="paragraph" style:parent-style-name="Text_20_body">
      <style:text-properties officeooo:rsid="00623264" officeooo:paragraph-rsid="00623264"/>
    </style:style>
    <style:style style:name="P48" style:family="paragraph" style:parent-style-name="Text_20_body">
      <style:text-properties officeooo:rsid="00628745" officeooo:paragraph-rsid="00628745"/>
    </style:style>
    <style:style style:name="P49" style:family="paragraph" style:parent-style-name="Text_20_body">
      <style:text-properties officeooo:rsid="0063b800" officeooo:paragraph-rsid="0063b800"/>
    </style:style>
    <style:style style:name="P50" style:family="paragraph" style:parent-style-name="Text_20_body">
      <style:text-properties officeooo:rsid="006588a8" officeooo:paragraph-rsid="006588a8"/>
    </style:style>
    <style:style style:name="P51" style:family="paragraph" style:parent-style-name="Text_20_body">
      <style:text-properties officeooo:rsid="006a6e0a" officeooo:paragraph-rsid="006a6e0a"/>
    </style:style>
    <style:style style:name="P52" style:family="paragraph" style:parent-style-name="Text_20_body">
      <style:text-properties officeooo:rsid="006d498b" officeooo:paragraph-rsid="006d498b"/>
    </style:style>
    <style:style style:name="P53" style:family="paragraph" style:parent-style-name="Heading_20_3">
      <style:text-properties officeooo:rsid="00628745" officeooo:paragraph-rsid="00628745"/>
    </style:style>
    <style:style style:name="P54" style:family="paragraph" style:parent-style-name="Heading_20_3">
      <style:text-properties officeooo:rsid="005ac73c" officeooo:paragraph-rsid="005ac73c"/>
    </style:style>
    <style:style style:name="P55" style:family="paragraph" style:parent-style-name="Heading_20_3">
      <style:text-properties officeooo:rsid="0059fbf4" officeooo:paragraph-rsid="0059fbf4"/>
    </style:style>
    <style:style style:name="P56" style:family="paragraph" style:parent-style-name="Heading_20_3">
      <style:text-properties officeooo:rsid="005814a5" officeooo:paragraph-rsid="005814a5"/>
    </style:style>
    <style:style style:name="P57" style:family="paragraph" style:parent-style-name="Heading_20_3">
      <style:text-properties officeooo:rsid="00549894" officeooo:paragraph-rsid="00549894"/>
    </style:style>
    <style:style style:name="P58" style:family="paragraph" style:parent-style-name="Heading_20_3">
      <style:text-properties officeooo:rsid="004de844" officeooo:paragraph-rsid="004de844"/>
    </style:style>
    <style:style style:name="P59" style:family="paragraph" style:parent-style-name="Heading_20_3">
      <style:text-properties officeooo:rsid="004629af" officeooo:paragraph-rsid="004629af"/>
    </style:style>
    <style:style style:name="P60" style:family="paragraph" style:parent-style-name="Heading_20_3">
      <style:text-properties officeooo:rsid="0035cec0" officeooo:paragraph-rsid="0035cec0"/>
    </style:style>
    <style:style style:name="P61" style:family="paragraph" style:parent-style-name="Heading_20_3">
      <style:text-properties officeooo:rsid="002a2ff2" officeooo:paragraph-rsid="002a2ff2"/>
    </style:style>
    <style:style style:name="P62" style:family="paragraph" style:parent-style-name="Heading_20_3">
      <style:text-properties officeooo:rsid="001e5c88" officeooo:paragraph-rsid="001e5c88"/>
    </style:style>
    <style:style style:name="P63" style:family="paragraph" style:parent-style-name="Heading_20_3">
      <style:text-properties officeooo:rsid="00196f26" officeooo:paragraph-rsid="00196f26"/>
    </style:style>
    <style:style style:name="P64" style:family="paragraph" style:parent-style-name="Heading_20_3">
      <style:text-properties officeooo:rsid="00700a09" officeooo:paragraph-rsid="00700a09"/>
    </style:style>
    <style:style style:name="P65" style:family="paragraph" style:parent-style-name="Text_20_body" style:list-style-name="L1">
      <style:text-properties officeooo:rsid="0007ddaf" officeooo:paragraph-rsid="0007ddaf"/>
    </style:style>
    <style:style style:name="P66" style:family="paragraph" style:parent-style-name="Text_20_body" style:list-style-name="L1">
      <style:text-properties officeooo:rsid="001bacdd" officeooo:paragraph-rsid="001bacdd"/>
    </style:style>
    <style:style style:name="P67" style:family="paragraph" style:parent-style-name="Text_20_body" style:list-style-name="L4">
      <style:text-properties officeooo:rsid="001bacdd" officeooo:paragraph-rsid="001bacdd"/>
    </style:style>
    <style:style style:name="P68" style:family="paragraph" style:parent-style-name="Text_20_body" style:list-style-name="L2">
      <style:text-properties officeooo:rsid="0009d972" officeooo:paragraph-rsid="000b6006"/>
    </style:style>
    <style:style style:name="P69" style:family="paragraph" style:parent-style-name="Text_20_body" style:list-style-name="L2">
      <style:text-properties officeooo:rsid="0009d972" officeooo:paragraph-rsid="0009d972"/>
    </style:style>
    <style:style style:name="P70" style:family="paragraph" style:parent-style-name="Text_20_body" style:list-style-name="L2">
      <style:text-properties officeooo:rsid="0022fe75" officeooo:paragraph-rsid="0022fe75"/>
    </style:style>
    <style:style style:name="P71" style:family="paragraph" style:parent-style-name="Text_20_body" style:list-style-name="L2">
      <style:text-properties officeooo:rsid="000e1226" officeooo:paragraph-rsid="001e5c88"/>
    </style:style>
    <style:style style:name="P72" style:family="paragraph" style:parent-style-name="Text_20_body" style:list-style-name="L2">
      <style:text-properties officeooo:rsid="000e1226" officeooo:paragraph-rsid="000e1226"/>
    </style:style>
    <style:style style:name="P73" style:family="paragraph" style:parent-style-name="Text_20_body" style:list-style-name="L2">
      <style:text-properties officeooo:rsid="0011cfdb" officeooo:paragraph-rsid="00148440"/>
    </style:style>
    <style:style style:name="P74" style:family="paragraph" style:parent-style-name="Text_20_body" style:list-style-name="L2">
      <style:text-properties officeooo:rsid="000f7e17" officeooo:paragraph-rsid="0022e451"/>
    </style:style>
    <style:style style:name="P75" style:family="paragraph" style:parent-style-name="Text_20_body" style:list-style-name="L2">
      <style:text-properties officeooo:rsid="004de844" officeooo:paragraph-rsid="004de844"/>
    </style:style>
    <style:style style:name="P76" style:family="paragraph" style:parent-style-name="Text_20_body" style:list-style-name="L2">
      <style:text-properties officeooo:rsid="004e9870" officeooo:paragraph-rsid="004e9870"/>
    </style:style>
    <style:style style:name="P77" style:family="paragraph" style:parent-style-name="Text_20_body" style:list-style-name="L2">
      <style:text-properties officeooo:rsid="00538cac" officeooo:paragraph-rsid="00538cac"/>
    </style:style>
    <style:style style:name="P78" style:family="paragraph" style:parent-style-name="Text_20_body" style:list-style-name="L2">
      <style:text-properties officeooo:rsid="005ac73c" officeooo:paragraph-rsid="005ac73c"/>
    </style:style>
    <style:style style:name="P79" style:family="paragraph" style:parent-style-name="Text_20_body" style:list-style-name="L2">
      <style:text-properties officeooo:rsid="005ac73c" officeooo:paragraph-rsid="006bfccf"/>
    </style:style>
    <style:style style:name="P80" style:family="paragraph" style:parent-style-name="Text_20_body" style:list-style-name="L2">
      <style:text-properties officeooo:rsid="005fb79a" officeooo:paragraph-rsid="005fb79a"/>
    </style:style>
    <style:style style:name="P81" style:family="paragraph" style:parent-style-name="Text_20_body" style:list-style-name="L2">
      <style:text-properties officeooo:rsid="00602631" officeooo:paragraph-rsid="00602631"/>
    </style:style>
    <style:style style:name="P82" style:family="paragraph" style:parent-style-name="Text_20_body" style:list-style-name="L2">
      <style:text-properties officeooo:rsid="006d498b" officeooo:paragraph-rsid="006d498b"/>
    </style:style>
    <style:style style:name="P83" style:family="paragraph" style:parent-style-name="Text_20_body" style:list-style-name="L3">
      <style:text-properties officeooo:rsid="0024153e" officeooo:paragraph-rsid="0024153e"/>
    </style:style>
    <style:style style:name="P84" style:family="paragraph" style:parent-style-name="Text_20_body" style:list-style-name="L4">
      <style:text-properties officeooo:rsid="0022e451" officeooo:paragraph-rsid="0022e451"/>
    </style:style>
    <style:style style:name="P85" style:family="paragraph" style:parent-style-name="Text_20_body">
      <style:text-properties officeooo:rsid="00700a09" officeooo:paragraph-rsid="0072679e"/>
    </style:style>
    <style:style style:name="P86" style:family="paragraph" style:parent-style-name="Text_20_body">
      <style:text-properties officeooo:rsid="0073ce5d" officeooo:paragraph-rsid="0073ce5d"/>
    </style:style>
    <style:style style:name="P87" style:family="paragraph" style:parent-style-name="Text_20_body">
      <style:text-properties officeooo:rsid="007504ed" officeooo:paragraph-rsid="007504ed"/>
    </style:style>
    <style:style style:name="P88" style:family="paragraph" style:parent-style-name="Text_20_body" style:list-style-name="L2" style:master-page-name="">
      <loext:graphic-properties draw:fill="none"/>
      <style:paragraph-properties fo:margin-left="0.75in" fo:margin-right="0in" fo:margin-top="0in" fo:margin-bottom="0.0835in" loext:contextual-spacing="false" fo:text-indent="-0.25in" style:auto-text-indent="false" style:page-number="auto" fo:background-color="transparent"/>
      <style:text-properties officeooo:rsid="005fb79a" officeooo:paragraph-rsid="005fb79a"/>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style:style style:name="T24" style:family="text">
      <style:text-properties officeooo:rsid="004c2421"/>
    </style:style>
    <style:style style:name="T25" style:family="text">
      <style:text-properties officeooo:rsid="004e9870"/>
    </style:style>
    <style:style style:name="T26" style:family="text">
      <style:text-properties officeooo:rsid="004f933f"/>
    </style:style>
    <style:style style:name="T27" style:family="text">
      <style:text-properties officeooo:rsid="00580605"/>
    </style:style>
    <style:style style:name="T28" style:family="text">
      <style:text-properties officeooo:rsid="005814a5"/>
    </style:style>
    <style:style style:name="T29" style:family="text">
      <style:text-properties fo:font-weight="bold" style:font-weight-asian="bold" style:font-weight-complex="bold"/>
    </style:style>
    <style:style style:name="T30" style:family="text">
      <style:text-properties officeooo:rsid="005b4c84"/>
    </style:style>
    <style:style style:name="T31" style:family="text">
      <style:text-properties officeooo:rsid="005ceab7"/>
    </style:style>
    <style:style style:name="T32" style:family="text">
      <style:text-properties officeooo:rsid="005ea91a"/>
    </style:style>
    <style:style style:name="T33" style:family="text">
      <style:text-properties officeooo:rsid="0063b800"/>
    </style:style>
    <style:style style:name="T34" style:family="text">
      <style:text-properties officeooo:rsid="0067669e"/>
    </style:style>
    <style:style style:name="T35" style:family="text">
      <style:text-properties officeooo:rsid="006a823b"/>
    </style:style>
    <style:style style:name="T36" style:family="text">
      <style:text-properties officeooo:rsid="006bfccf"/>
    </style:style>
    <style:style style:name="T37" style:family="text">
      <style:text-properties officeooo:rsid="006d498b"/>
    </style:style>
    <style:style style:name="T38" style:family="text">
      <style:text-properties officeooo:rsid="006f6c82"/>
    </style:style>
    <style:style style:name="T39" style:family="text">
      <style:text-properties officeooo:rsid="0070c0e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952928621" text:style-name="L1">
        <text:list-item>
          <text:p text:style-name="P65"><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65">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66"><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2732055536" text:style-name="L2">
        <text:list-item>
          <text:p text:style-name="P68"><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70"><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69"><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71"><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73"><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72">Q: does the sensor library cause long (&gt;20ms) delays <text:span text:style-name="T13">that might interfere with the WiFi functionality</text:span>?</text:p>
        </text:list-item>
        <text:list-item>
          <text:p text:style-name="P74">I need to run at least 8 feet <text:span text:style-name="T28">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8">https://www.maximintegrated.com/en/app-notes/index.mvp/id/148</text:span></text:a><text:span text:style-name="T28"> looks like a useful discussion of this topic, and references the Maxim 1-wire datasheet. It says to </text:span><text:span text:style-name="T12">not</text:span><text:span text:style-name="T4"> use the parasitic power design that many people use. May (probably not) need a termination resistor between power and ground and data and ground at the end of the wire.</text:span></text:p>
        </text:list-item>
        <text:list-item>
          <text:p text:style-name="P75">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8">NOTE: </text:span>Because of this, your <text:span text:style-name="T28">HTTPS </text:span>communications can be read by <text:span text:style-name="T28">a</text:span> hacker.</text:p>
        </text:list-item>
        <text:list-item>
          <text:p text:style-name="P76">The top temperature sensor must always be above the water line, so the Sketch can distinguish a full tank from an empty tank.</text:p>
        </text:list-item>
        <text:list-item>
          <text:p text:style-name="P77">The straight side of the tank is about 65" tall. The wall socket is about 32" from the tank.</text:p>
        </text:list-item>
        <text:list-item>
          <text:p text:style-name="P78">To read a site's SSL Certificate using chrome:</text:p>
          <text:list>
            <text:list-item>
              <text:p text:style-name="P78">Browse to the site you want to read the certificate of.</text:p>
            </text:list-item>
            <text:list-item>
              <text:p text:style-name="P78">Select <text:span text:style-name="T29">hamburger menu / More Tools / Developer Tools</text:span></text:p>
            </text:list-item>
            <text:list-item>
              <text:p text:style-name="P78">Click the tab labeled <text:span text:style-name="T29">Security</text:span></text:p>
            </text:list-item>
            <text:list-item>
              <text:p text:style-name="P78">Scroll down slightly and click the button labeled <text:span text:style-name="T29">View Certificate</text:span></text:p>
            </text:list-item>
            <text:list-item>
              <text:p text:style-name="P78">In the resulting dialog, click the tab labeled <text:span text:style-name="T29">Details</text:span></text:p>
            </text:list-item>
            <text:list-item>
              <text:p text:style-name="P78">Click <text:span text:style-name="T29">Copy to File...</text:span></text:p>
            </text:list-item>
            <text:list-item>
              <text:p text:style-name="P78">Click <text:span text:style-name="T29">Next</text:span></text:p>
            </text:list-item>
            <text:list-item>
              <text:p text:style-name="P80">Select <text:span text:style-name="T29">Base-64 encoded X.509 (.CER)</text:span></text:p>
            </text:list-item>
            <text:list-item>
              <text:p text:style-name="P88">Click <text:span text:style-name="T29">Next</text:span></text:p>
            </text:list-item>
            <text:list-item>
              <text:p text:style-name="P80">Choose a destination name, e.g., mysite.cer</text:p>
            </text:list-item>
            <text:list-item>
              <text:p text:style-name="P80">Click <text:span text:style-name="T29">Next</text:span></text:p>
            </text:list-item>
            <text:list-item>
              <text:p text:style-name="P80">Click <text:span text:style-name="T29">Finish</text:span></text:p>
            </text:list-item>
          </text:list>
        </text:list-item>
        <text:list-item>
          <text:p text:style-name="P81">To generate the SHA1 Fingerprint of a site certificate (.CER) file under Windows:</text:p>
          <text:list>
            <text:list-item>
              <text:p text:style-name="P81">Open Git Bash</text:p>
            </text:list-item>
            <text:list-item>
              <text:p text:style-name="P81">cd to the folder containing your saved .cer file.</text:p>
            </text:list-item>
            <text:list-item>
              <text:p text:style-name="P79">openssl x509 -noout -fingerprint -sha1 -inform pem -in <text:span text:style-name="T36">c</text:span>ertificate-file.c<text:span text:style-name="T36">er</text:span></text:p>
            </text:list-item>
            <text:list-item>
              <text:p text:style-name="P81">Convert the string of bytes into a byte array initializer for C++, for example:</text:p>
              <text:list>
                <text:list-item>
                  <text:p text:style-name="P81">opensll output: 36:33:CC:B8:5C:76:B8:0D:BF:79:21:0E:18:46:2E:63:D5:CD:4C:FA</text:p>
                </text:list-item>
                <text:list-item>
                  <text:p text:style-name="P81">replace all the ":" characters with a single space each.</text:p>
                </text:list-item>
                <text:list-item>
                  <text:p text:style-name="P81">corresponding C++ string: const char* fingerprint = "36 33 CC B8 5C 76 B8 0D BF 79 21 0E 18 46 2E 63 D5 CD 4C FA";</text:p>
                </text:list-item>
              </text:list>
            </text:list-item>
          </text:list>
        </text:list-item>
        <text:list-item>
          <text:p text:style-name="P82">To base64 encode a string, such as the username:password method used in http Basic Authentication. Suppose for example your user is "charles" and your password is "wonderland" (which is a poor choice):</text:p>
          <text:list>
            <text:list-item>
              <text:p text:style-name="P82">echo "charles:wonderland" | openssl enc -base64<text:line-break/><text:tab/>which produces: Y2hhcmxlczp3b25kZXJsYW5kCg==</text:p>
            </text:list-item>
          </text:list>
        </text:list-item>
      </text:list>
      <text:h text:style-name="Heading_20_2" text:outline-level="2">To Do</text:h>
      <text:list xml:id="list1252817994" text:style-name="L3">
        <text:list-item>
          <text:p text:style-name="P83">Build the 8-foot-long bus with the desired spacing of <text:span text:style-name="T23">the</text:span> temperature sensors and get that working.</text:p>
        </text:list-item>
        <text:list-item>
          <text:p text:style-name="P83"><text:soft-page-break/>Write a PHP page on Needhamia to receive raw temperature readings from the sensor, and a placeholder for the height of the well tank water. (Use SQL)</text:p>
        </text:list-item>
        <text:list-item>
          <text:p text:style-name="P83">Write Arduino code to upload the temperature sensor readings and a dummy well level value to the Needhamia page. <text:s/>Note: put the upload credentials in the Arduino eeprom. Double check that reading from the sensors doesn't mess up the upload.</text:p>
        </text:list-item>
        <text:list-item>
          <text:p text:style-name="P83">For fun, test the code while running a vacuum cleaner (big motor) next to the bus, <text:span text:style-name="T20">to see whether it interferes with the readings. Do this because a well pump is near the water tank.</text:span></text:p>
        </text:list-item>
        <text:list-item>
          <text:p text:style-name="P83">Install the whole thing and make sure it's uploading temperatures to Needhamia.</text:p>
        </text:list-item>
        <text:list-item>
          <text:p text:style-name="P83">Write a PHP page on Needhamia to read the temperatures over some period of time. E.g., "get all records between time x and y". <text:span text:style-name="T23">(maybe just dump the sql database manually instead.)</text:span></text:p>
        </text:list-item>
        <text:list-item>
          <text:p text:style-name="P83">Write a Python script to read and <text:span text:style-name="T9">file-write the temperatures so I can graph them with LibreOffice and choose an algorithm for converting temperatures to well depth.</text:span></text:p>
        </text:list-item>
      </text:list>
      <text:h text:style-name="Heading_20_2" text:outline-level="2">Diar<text:span text:style-name="T37">y</text:span></text:h>
      <text:h text:style-name="P64" text:outline-level="3">November 3, 2017: Writing the PHP page</text:h>
      <text:p text:style-name="P85">I found a simple example of reading the User and Password from the Basic Authorization header, at <text:a xlink:type="simple" xlink:href="http://php.net/features.http-auth" text:style-name="Internet_20_link" text:visited-style-name="Visited_20_Internet_20_Link">http://php.net/features.http-auth</text:a>. <text:span text:style-name="T39">I created a php page taht is a copy of that page, did a GET on that page from the ESP8266. The result included "HTTP/1.1 401 Unauthorized" – I think the problem is that the basic authentication is being checked by the Apache server (and failing) before my page gets it. I decided to try a POST with a username and password as POST parameters rateher than any real authentcation scheme.</text:span></text:p>
      <text:p text:style-name="P86">Successfully sent a simple POST request to a simple POST reader php page.</text:p>
      <text:p text:style-name="P87">Next step: urlencode the POST parameters on the ESP8266 side. See <text:a xlink:type="simple" xlink:href="https://github.com/zenmanenergy/ESP8266-Arduino-Examples/blob/master/helloWorld_urlencoded/urlencode.ino" text:style-name="Internet_20_link" text:visited-style-name="Visited_20_Internet_20_Link">https://github.com/zenmanenergy/ESP8266-Arduino-Examples/blob/master/helloWorld_urlencoded/urlencode.ino</text:a> for example code. I'm a little surprised the ESP8266 library doesn't seem to have an urlencode function.</text:p>
      <text:h text:style-name="P53" text:outline-level="3">November 2, 2017: Debugging HTTPS GET <text:span text:style-name="T37">and authorization</text:span></text:h>
      <text:p text:style-name="P48">Based on the HTTPS request sample I found yesterday, I've added code –<text:span text:style-name="T34"> as a test – </text:span>to perform an HTTPS GET request on one of the <text:span text:style-name="T34">ordinary HTML</text:span> pages on my site, needhamia.com. <text:span text:style-name="T34">Later I'll change this into the HTTPS request to upload the temperatures.</text:span></text:p>
      <text:p text:style-name="P48">The <text:span text:style-name="T34">test </text:span>request is:</text:p>
      <text:p text:style-name="P48"><text:tab/>GET /sample-page HTTP/1.<text:span text:style-name="T33">0</text:span><text:line-break/><text:tab/>Host: needhamia.com<text:line-break/><text:tab/>User-Agent: ESP8266HttpsClient<text:line-break/><text:tab/>Connection: close<text:line-break/><text:tab/>(blank line to indicate the end of headers)</text:p>
      <text:p text:style-name="P49">I use HTTP/1.0 instead of 1.1 so that the site doesn't used chunked transfer-encoding, which is harder to parse.</text:p>
      <text:p text:style-name="P50">The site response headers are:</text:p>
      <text:p text:style-name="P50"><text:tab/>HTTP/1.1 200 OK<text:line-break/><text:soft-page-break/><text:tab/>Date: Thu, 02 Nov 2017 19:34:37 GMT<text:line-break/><text:tab/>Server: ApacheLink: &lt;https://needhamia.com/wp-json/&gt;; rel="https://api.w.org/", &lt;https://needhamia.com/?p=2&gt;; rel=shortlink<text:line-break/><text:tab/>Cache-Control: max-age=3600<text:line-break/><text:tab/>Expires: Thu, 02 Nov 2017 20:34:37 GMT<text:line-break/><text:tab/>Vary: Accept-Encoding<text:line-break/><text:tab/>Connection: close<text:line-break/><text:tab/>Content-Type: text/html; charset=UTF-8</text:p>
      <text:p text:style-name="P50">If I request HTTP/1.1, the site responds with Transfer-Encoding: chunked, which prepends every big block of text with an ascii byte count. Requesting 1.0 seems to fix that.</text:p>
      <text:p text:style-name="P50">Bug: the response is significantly truncated. It ends in mid-html. I don't yet know why. Since I'll be dealing with substantially shorter responses, I'm not going to worry about it.</text:p>
      <text:p text:style-name="P51">Now that I think about it, I'll probably <text:span text:style-name="T35">eventually </text:span>replace this code with code to do a client.get() if I can.</text:p>
      <text:p text:style-name="P52">I spent some time digging up authentication methods to use between the ESP8266 and the (php) web service. It looks like I probably want to use the "Authorization: basic 4738d838u38" header value, where the string "username:password" is base-64 encoded.</text:p>
      <text:p text:style-name="P52">Found openssl does base64 encoding. <text:span text:style-name="T38">Added a Basic Authorization header to the client request, just to see whether Apache would get in the way.</text:span></text:p>
      <text:h text:style-name="P54" text:outline-level="3">November 1, 2017: <text:span text:style-name="T32">Making sense of site SSL </text:span>Certificates</text:h>
      <text:p text:style-name="P43">ESP8266 Https support requires the SHA1 Fingerprint of the site's Certificate. Getting that certificate is a bit tricky. On the good side, I found <text:a xlink:type="simple" xlink:href="https://knowledge.symantec.com/support/identity-protection-support/index?page=content&amp;id=SO28771&amp;actp=RSS&amp;viewlocale=en_US" text:style-name="Internet_20_link" text:visited-style-name="Visited_20_Internet_20_Link">https://knowledge.symantec.com/support/identity-protection-</text:a><text:a xlink:type="simple" xlink:href="https://knowledge.symantec.com/support/identity-protection-support/index?page=content&amp;id=SO28771&amp;actp=RSS&amp;viewlocale=en_US" text:style-name="Internet_20_link" text:visited-style-name="Visited_20_Internet_20_Link">support/index?page=content&amp;id=SO28771&amp;actp=RSS&amp;viewlocale=en_US</text:a> which explains that the Open SSL command to calculate an SHA1 fingerprint from a .crt certificate file is:</text:p>
      <text:p text:style-name="P43"><text:tab/>openssl x509 -noout -fingerprint -sha1 -inform pem -in [certificate-file.crt]</text:p>
      <text:p text:style-name="P44">Git Bash (a Windows Git command set) supports openssl – that is, you can do openssl commands under Windows from Git Bash.</text:p>
      <text:p text:style-name="P43">I also found that Chrome provides a way to download the SSL Certificate (see notes, above). <text:span text:style-name="T30">I don't yet know how to go from a .cer file (that Chrome generates) to a .crt file (that openssl reads).</text:span></text:p>
      <text:p text:style-name="P45"><text:a xlink:type="simple" xlink:href="https://stackoverflow.com/questions/642284/apache-with-ssl-how-to-convert-cer-to-crt-certificates" text:style-name="Internet_20_link" text:visited-style-name="Visited_20_Internet_20_Link">https://stackoverflow.com/questions/642284/apache-with-ssl-how-to-convert-cer-to-crt-certificates</text:a> seems to say you can just rename a .cer file to a .crt file; that they contain the same data in the same format, <text:span text:style-name="T31">but other responses on that page suggest there's more to it than that.</text:span></text:p>
      <text:p text:style-name="P46">I saved the Needhamia.com certificate to base-64 encoded format, then gave the following command:</text:p>
      <text:p text:style-name="P46"><text:tab/> openssl x509 -noout -fingerprint -sha1 -inform pem -in needhamia64Cert.cer</text:p>
      <text:p text:style-name="P46">A fingerprint came out – I'm not sure if it's the right one yet.</text:p>
      <text:p text:style-name="P46"><text:a xlink:type="simple" xlink:href="https://github.com/esp8266/Arduino/blob/master/libraries/ESP8266WiFi/examples/HTTPSRequest/HTTPSRequest.ino" text:style-name="Internet_20_link" text:visited-style-name="Visited_20_Internet_20_Link">https://github.com/esp8266/Arduino/blob/master/libraries/ESP8266WiFi/examples/HTTPSRequest/HTTPSRequest.ino</text:a> is an example of using an SSL certificate fingerprint from an ESP8266.</text:p>
      <text:p text:style-name="P47">Based on the example, I modified the Well Sketch to 1) attempt to verify the fingerprint, and 2) attempt to perform a simple HTTP GET request and print the response.</text:p>
      <text:h text:style-name="P55" text:outline-level="3"><text:soft-page-break/>October 27, 2017: Learning about Punch Down blocks</text:h>
      <text:p text:style-name="P40">I chose the "Punch Down" type of RJ45 box instead of "Screw down" type, because the reviews seemed to say that Punch Down makes a better connection and is easier to use. Little did I know I was entering a new world.</text:p>
      <text:p text:style-name="P40">The first thing I learned is that Punch Down blocks require a Punch Down tool. The second thing is that 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soldering the ingoing, outgoing, and internal Cat6 wires together, then punching down the internal Cat6 into the punch down block.</text:p>
      <text:p text:style-name="P40">I think I'll make the first block of the 1-wire bus be set up to have the Arduino 1wire bus plugged in via an RJ45 connector.</text:p>
      <text:p text:style-name="P41">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1">outside</text:span> of the punch; otherwise you'll cut off the wire that you're trying to punch down, instead of simply cutting off the excess wire you're punching down. It all seems quite exotic right now.</text:p>
      <text:p text:style-name="P42">So I <text:span text:style-name="T11">think</text:span> I now have all the parts and tools required to build the 1-wire bus that will run up the side of the well tank.</text:p>
      <text:h text:style-name="P56" text:outline-level="3">October 26, 2017: Bought the final bus parts</text:h>
      <text:p text:style-name="P39">I stopped by our local electronics cable supplier and bought a 20 foot (about 6 meters) Cat6 cable and 20 RF45 strain relief boots. Now I just have to wait for the RJ45 parts from Amazon, which should arrive today.</text:p>
      <text:h text:style-name="P57" text:outline-level="3">October 23: <text:span text:style-name="T27">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7">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7">I'll need to buy Cat6 cable from the local cabling shop.</text:span></text:p>
      <text:h text:style-name="P58" text:outline-level="3"><text:soft-page-break/>October 22: More Coding</text:h>
      <text:p text:style-name="P33">Did a lot of cleanup/messing-with the code. Added error testing on the WiFi connection: <text:span text:style-name="T25">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6">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59" text:outline-level="3">October 21, 2017: <text:span text:style-name="T23">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3">and tested </text:span>code to periodically read the temperature –<text:span text:style-name="T23">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4">There's the RJ45 connector as well: </text:span><text:a xlink:type="simple" xlink:href="https://www.sparkfun.com/products/643" text:style-name="Internet_20_link" text:visited-style-name="Visited_20_Internet_20_Link"><text:span text:style-name="T24">https://www.sparkfun.com/products/643</text:span></text:a><text:span text:style-name="T24">.</text:span></text:p>
      <text:h text:style-name="P60" text:outline-level="3">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ext:soft-page-break/>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ext:soft-page-break/>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61"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62"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text:soft-page-break/>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63"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1384915060" text:style-name="L4">
        <text:list-item>
          <text:p text:style-name="P67">Don't use a star network. A linear network (1 cable with taps every so often) sounds promising.</text:p>
        </text:list-item>
        <text:list-item>
          <text:p text:style-name="P84">Don't use <text:span text:style-name="T20">the MAX31820 </text:span>parasitic power <text:span text:style-name="T20">mode</text:span> in long 1-wire networks.</text:p>
        </text:list-item>
        <text:list-item>
          <text:p text:style-name="P67">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2M31S</meta:editing-duration>
    <meta:editing-cycles>73</meta:editing-cycles>
    <meta:generator>LibreOffice/5.3.6.1$Windows_X86_64 LibreOffice_project/686f202eff87ef707079aeb7f485847613344eb7</meta:generator>
    <dc:date>2017-11-03T23:17:56.214000000</dc:date>
    <meta:document-statistic meta:table-count="0" meta:image-count="0" meta:object-count="0" meta:page-count="9" meta:paragraph-count="151" meta:word-count="4033" meta:character-count="24894" meta:non-whitespace-character-count="20970"/>
    <meta:user-defined meta:name="Info 1"/>
    <meta:user-defined meta:name="Info 2"/>
    <meta:user-defined meta:name="Info 3"/>
    <meta:user-defined meta:name="Info 4"/>
  </office:meta>
</office:document-meta>
</file>